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3bf0f5" officeooo:paragraph-rsid="003bf0f5"/>
    </style:style>
    <style:style style:name="P2" style:family="paragraph" style:parent-style-name="Standard">
      <style:text-properties officeooo:rsid="004dffcc" officeooo:paragraph-rsid="0052d9bc"/>
    </style:style>
    <style:style style:name="P3" style:family="paragraph" style:parent-style-name="Standard">
      <style:text-properties style:text-underline-style="solid" style:text-underline-type="double" style:text-underline-width="auto" style:text-underline-color="font-color" officeooo:rsid="004dffcc" officeooo:paragraph-rsid="0052d9bc"/>
    </style:style>
    <style:style style:name="P4" style:family="paragraph" style:parent-style-name="Standard">
      <style:text-properties officeooo:rsid="00589f22" officeooo:paragraph-rsid="00589f22"/>
    </style:style>
    <style:style style:name="P5" style:family="paragraph" style:parent-style-name="Standard">
      <style:text-properties officeooo:rsid="006135b5" officeooo:paragraph-rsid="006135b5"/>
    </style:style>
    <style:style style:name="T1" style:family="text">
      <style:text-properties officeooo:rsid="003d0aa4"/>
    </style:style>
    <style:style style:name="T2" style:family="text">
      <style:text-properties officeooo:rsid="00507066"/>
    </style:style>
    <style:style style:name="T3" style:family="text">
      <style:text-properties officeooo:rsid="00557d3b"/>
    </style:style>
    <style:style style:name="T4" style:family="text">
      <style:text-properties officeooo:rsid="005b5ca0"/>
    </style:style>
    <style:style style:name="T5" style:family="text">
      <style:text-properties officeooo:rsid="005ee67c"/>
    </style:style>
    <style:style style:name="T6" style:family="text">
      <style:text-properties officeooo:rsid="006151ae"/>
    </style:style>
    <style:style style:name="T7" style:family="text">
      <style:text-properties officeooo:rsid="0064d5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se Plattform befindet sich zur Zeit noch im Aufbau. Mein Zeitplan sieht vor, dass bis Ende August die geschlossene Testphase andauern wird. Danach wechselt der Projektstatus in eine öffentliche Testphase. Zudem werde ich ab August versuchen über Crowdfunding genügend Geld zu generieren, um an diesem Projekt weiter arbeiten zu können. Falls Du Interesse hast bereits jetzt als Tester und Ideenfinder mitzuwirken, kannst Du mir eine E-Mail an <text:a xlink:type="simple" xlink:href="mailto:elyoos@gmx.ch" text:style-name="Internet_20_link" text:visited-style-name="Visited_20_Internet_20_Link"><text:span text:style-name="T1">elyoos@gmx.ch</text:span></text:a><text:span text:style-name="T1"> senden.</text:span></text:p>
      <text:p text:style-name="P1"/>
      <text:p text:style-name="P2">Als ich mit diesem Projekt begann, war es meine Absicht ein soziales Netzwerk für Spiritualität zu schaffen. Denn Spiritualität hat mein Leben zum positiven Verändert wie ich mir das nie hätte vorstellen können. Lange Zeit beschäftige mich dieses Thema nur am Rande. Was ich bis zu meinem dreissigsten Lebensjahr zu hören bekam, überzeugte mich nicht wirklich. Bis <text:span text:style-name="T6">mir durch ein</text:span> Erlebnis <text:span text:style-name="T6">die</text:span> Tür zu einer anderen Welt <text:span text:style-name="T6">ge</text:span>öffnet <text:span text:style-name="T6">wurde</text:span>. Seit diesem Moment erlebte ich so vieles das meinen Horizont <text:span text:style-name="T2">in kürzester Zeit</text:span> erweiterte und <text:span text:style-name="T2">mein Leben ungemein bereicherte</text:span>. <text:span text:style-name="T3">Dabei profitierte ich oft von den Erkenntnissen und Erfahrungen Anderer. Es erstaunt mich immer wieder welches Wissen bereits existiert. Um genau dieses besser Teilen zu können ist Elyoos entstanden. Mit diesem Netzwerk wird es möglich, spirituelles Wissen zu teilen ohne die Einflussnahme von kommerzieller Werbung. Deshalb soll dieses Projekt heute und in Zukunft komplett über Spenden finanziert werden.</text:span></text:p>
      <text:p text:style-name="P2"/>
      <text:p text:style-name="P4">Die Reise ist hier aber noch nicht zu Ende. Einer der Effekte meines <text:span text:style-name="T5">Interesses</text:span> für Spiritualität war, dass ich begann Dinge zu hinterfragen welche ich zuvor als gegeben ansah. <text:span text:style-name="T4">Von einem Moment auf den Anderen bewegte sich nicht alles in den starren Denkmustern die ich den grössten Teil meines Lebens an den Tag legte. Der Blick auf die Welt begann sich zu verändern und ich erkannte, dass viel Leid auf diesem Planeten existiert für welches ich indirekt mitverantwortlich bin. Um zu dieser Erkenntnis zu gelangen, muss man sich logischerweise nicht für Spiritualität interessieren. Dies ist eine Tatsache die uns alle betrifft, egal an was wir glauben. Elyoos soll ein Werkzeug dafür sein das Bewusstsein bezüglich dieser Probleme zu wecken aber gleichzeitig nicht nur mit dem Finger zeigen. Noch viel wichtig ist es Lösungsvorschläge zu finden und diese in die Tat umzusetzen. Denn eines wir mir bewusster je länger ich mich mit diesem Thema beschäftige. Für vieles gibt es bereits Lösungsansätze die nur noch darauf warten umgesetzt zu werden.</text:span></text:p>
      <text:p text:style-name="P4"/>
      <text:p text:style-name="P5">Lange Rede kurzer Sinn. Elyoos soll helfen bewusster zu werden <text:span text:style-name="T6">in jeglicher Hinsicht.</text:span> Damit wir ein <text:span text:style-name="T6">erfühltes</text:span> Leben führen und eine nachhaltige, <text:span text:style-name="T7">gerechtere</text:span> Zukunft erschaffe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6-06-29T09:54:03.785000000</dc:date>
    <meta:editing-duration>PT9H37M22S</meta:editing-duration>
    <meta:editing-cycles>49</meta:editing-cycles>
    <meta:generator>LibreOffice/5.0.6.3$Windows_x86 LibreOffice_project/490fc03b25318460cfc54456516ea2519c11d1aa</meta:generator>
    <meta:document-statistic meta:table-count="0" meta:image-count="0" meta:object-count="0" meta:page-count="1" meta:paragraph-count="4" meta:word-count="408" meta:character-count="2656" meta:non-whitespace-character-count="2252"/>
  </office:meta>
</office:document-meta>
</file>